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67988F6B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D3904D08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BA0678A8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701342BE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778BC05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C4AAF40.png" manifest:media-type="image/png"/>
  <manifest:file-entry manifest:full-path="Pictures/1000000100000280000001E01FFB662C.png" manifest:media-type="image/png"/>
  <manifest:file-entry manifest:full-path="Pictures/1000000100000280000001E0141E01EA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A586567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2D7BBA8B.png" manifest:media-type="image/png"/>
  <manifest:file-entry manifest:full-path="Pictures/1000000100000280000001E0CE07788F.png" manifest:media-type="image/png"/>
  <manifest:file-entry manifest:full-path="Pictures/1000000100000280000001E0920D6DEF.png" manifest:media-type="image/png"/>
  <manifest:file-entry manifest:full-path="Pictures/1000000100000280000001E00936DCCC.png" manifest:media-type="image/png"/>
  <manifest:file-entry manifest:full-path="Pictures/1000000100000280000001E0CE415FA2.png" manifest:media-type="image/png"/>
  <manifest:file-entry manifest:full-path="Pictures/1000000100000280000001E04F298BFB.png" manifest:media-type="image/png"/>
  <manifest:file-entry manifest:full-path="Pictures/1000000100000280000001E01F7CF95A.png" manifest:media-type="image/png"/>
  <manifest:file-entry manifest:full-path="Pictures/1000000100000280000001E0F57C2EA6.png" manifest:media-type="image/png"/>
  <manifest:file-entry manifest:full-path="Pictures/1000000100000280000001E0BFF01414.png" manifest:media-type="image/png"/>
  <manifest:file-entry manifest:full-path="Pictures/1000000100000280000001E0D647590A.png" manifest:media-type="image/png"/>
  <manifest:file-entry manifest:full-path="Pictures/1000000100000280000001E04C64C749.png" manifest:media-type="image/png"/>
  <manifest:file-entry manifest:full-path="Pictures/1000000100000280000001E0957C1F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fo:background-color="#fafafc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6" style:family="paragraph" style:parent-style-name="Standard">
      <style:text-properties officeooo:rsid="00275196" officeooo:paragraph-rsid="00275196"/>
    </style:style>
    <style:style style:name="P7" style:family="paragraph" style:parent-style-name="Standard">
      <style:paragraph-properties fo:break-before="page"/>
      <style:text-properties officeooo:rsid="00275196" officeooo:paragraph-rsid="00275196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9692d" fo:background-color="#fafafc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9692d" fo:background-color="#fafafc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9692d" fo:background-color="#fafafc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9a0dd" officeooo:paragraph-rsid="0039a0dd" fo:background-color="#fafafc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9a0dd" officeooo:paragraph-rsid="0039a0dd" fo:background-color="#fafafc"/>
    </style:style>
    <style:style style:name="P30" style:family="paragraph" style:parent-style-name="Standard">
      <style:paragraph-properties fo:margin-left="0in" fo:margin-right="0in" style:line-height-at-least="0.1665in" fo:text-indent="0in" style:auto-text-indent="false"/>
      <style:text-properties fo:color="#000000" loext:opacity="100%" fo:background-color="#fafafc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ce466" officeooo:paragraph-rsid="003ce466" fo:background-color="#fafafc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ce466" officeooo:paragraph-rsid="003ce466" fo:background-color="#fafafc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1" fo:font-size="10.5pt" fo:font-weight="normal" officeooo:rsid="003ce466" officeooo:paragraph-rsid="003ce466" fo:background-color="#fafafc"/>
    </style:style>
    <style:style style:name="P34" style:family="paragraph" style:parent-style-name="Standard">
      <style:paragraph-properties style:line-height-at-least="0.1665in"/>
      <style:text-properties fo:color="#000000" loext:opacity="100%" style:font-name="Consolas1" fo:font-size="10.5pt" fo:font-weight="normal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fo:color="#b08b35" loext:opacity="100%" style:font-name="Consolas1" fo:font-size="8.25pt" fo:font-weight="normal"/>
    </style:style>
    <style:style style:name="T16" style:family="text">
      <style:text-properties style:font-name="Consolas1" fo:font-size="8.25pt" fo:font-weight="normal"/>
    </style:style>
    <style:style style:name="T17" style:family="text">
      <style:text-properties fo:color="#926600" loext:opacity="100%" style:font-name="Consolas1" fo:font-size="8.25pt" fo:font-weight="normal"/>
    </style:style>
    <style:style style:name="T18" style:family="text">
      <style:text-properties fo:color="#2b91af" loext:opacity="100%" style:font-name="Consolas1" fo:font-size="8.25pt" fo:font-weight="normal"/>
    </style:style>
    <style:style style:name="T19" style:family="text">
      <style:text-properties fo:color="#eb2177" loext:opacity="100%" style:font-name="Consolas1" fo:font-size="8.25pt" fo:font-weight="normal"/>
    </style:style>
    <style:style style:name="T20" style:family="text">
      <style:text-properties fo:color="#926600" loext:opacity="100%" fo:font-size="5pt"/>
    </style:style>
    <style:style style:name="T21" style:family="text">
      <style:text-properties fo:font-size="5pt"/>
    </style:style>
    <style:style style:name="T22" style:family="text">
      <style:text-properties officeooo:rsid="00396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6.39870 seconds</text:p>
      <text:p text:style-name="P4">Final train loss: 0.10700687766075134</text:p>
      <text:p text:style-name="P4">Final test loss: 0.011411610059440136</text:p>
      <text:p text:style-name="P4">Final train accuracy: 0.959</text:p>
      <text:p text:style-name="P4">Final test accuracy: 0.9456</text:p>
      <text:p text:style-name="P5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/>
      <text:p text:style-name="P7">The following model was trained on 20,000 emails over 20 authors.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9">    <text:span text:style-name="T3">BATCH_SIZE</text:span><text:span text:style-name="T2"> = </text:span><text:span text:style-name="T4">32</text:span></text:p>
      <text:p text:style-name="P9">    <text:span text:style-name="T3">N_ITERATIONS</text:span><text:span text:style-name="T2"> = </text:span><text:span text:style-name="T4">10</text:span><text:span text:style-name="T5">1</text:span></text:p>
      <text:p text:style-name="P9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9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9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.52335 seconds</text:p>
      <text:p text:style-name="P10">Final train loss: 1.1148784160614014</text:p>
      <text:p text:style-name="P10">Final test loss: 1.7233622074127197</text:p>
      <text:p text:style-name="P10">Final train accuracy: 0.77295</text:p>
      <text:p text:style-name="P10">Final test accuracy: 0.747</text:p>
      <text:p text:style-name="P9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8.99640 seconds</text:p>
      <text:p text:style-name="P10">Final train loss: 0.016068482771515846</text:p>
      <text:p text:style-name="P10">Final test loss: 0.8277631402015686</text:p>
      <text:p text:style-name="P10">Final train accuracy: 0.9483</text:p>
      <text:p text:style-name="P10">Final test accuracy: 0.8568</text:p>
      <text:p text:style-name="P9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9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500.79673 seconds</text:p>
      <text:p text:style-name="P10">Final train loss: 0.04387139156460762</text:p>
      <text:p text:style-name="P10">Final test loss: 0.46747273206710815</text:p>
      <text:p text:style-name="P10">Final train accuracy: 0.9505</text:p>
      <text:p text:style-name="P10">Final test accuracy: 0.8582</text:p>
      <text:p text:style-name="P9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9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178.40218 seconds</text:p>
      <text:p text:style-name="P4">Final train loss: 0.07856053858995438</text:p>
      <text:p text:style-name="P4">Final test loss: 0.3288824260234833</text:p>
      <text:p text:style-name="P4">Final train accuracy: 0.95925</text:p>
      <text:p text:style-name="P4">Final test accuracy: 0.8618</text:p>
      <text:p text:style-name="P9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9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9"/>
      <text:p text:style-name="P9"/>
      <text:p text:style-name="P12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25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Total time training 61.04696 seconds</text:p>
      <text:p text:style-name="P14">Final train loss: 0.3652348518371582</text:p>
      <text:p text:style-name="P14">Final test loss: 0.9031391739845276</text:p>
      <text:p text:style-name="P14">Final train accuracy: 0.89695</text:p>
      <text:p text:style-name="P14">Final test accuracy: 0.7926</text:p>
      <text:p text:style-name="P9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25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126.00173 seconds</text:p>
      <text:p text:style-name="P16">Final train loss: 0.11812710762023926</text:p>
      <text:p text:style-name="P16">Final test loss: 0.5263305902481079</text:p>
      <text:p text:style-name="P16">Final train accuracy: 0.953</text:p>
      <text:p text:style-name="P16">Final test accuracy: 0.8326</text:p>
      <text:p text:style-name="P9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9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2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5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240.50658 seconds</text:p>
      <text:p text:style-name="P16">Final train loss: 0.10297995805740356</text:p>
      <text:p text:style-name="P16">Final test loss: 0.8075591325759888</text:p>
      <text:p text:style-name="P16">Final train accuracy: 0.97835</text:p>
      <text:p text:style-name="P16">Final test accuracy: 0.8458</text:p>
      <text:p text:style-name="P13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6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0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7">Total time training 521.92186 seconds</text:p>
      <text:p text:style-name="P17">Final train loss: 0.19100871682167053</text:p>
      <text:p text:style-name="P17">Final test loss: 1.4217405319213867</text:p>
      <text:p text:style-name="P17">Final train accuracy: 0.9835</text:p>
      <text:p text:style-name="P17">Final test accuracy: 0.8338</text:p>
      <text:p text:style-name="P17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7"/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82.69351 seconds</text:p>
      <text:p text:style-name="P17">Final train loss: 0.39444199204444885</text:p>
      <text:p text:style-name="P17">Final test loss: 0.7808356285095215</text:p>
      <text:p text:style-name="P17">Final train accuracy: 0.9135</text:p>
      <text:p text:style-name="P17">Final test accuracy: 0.783</text:p>
      <text:p text:style-name="P17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145.39345 seconds</text:p>
      <text:p text:style-name="P17">Final train loss: 0.23715372383594513</text:p>
      <text:p text:style-name="P17">Final test loss: 2.6107230186462402</text:p>
      <text:p text:style-name="P17">Final train accuracy: 0.94895</text:p>
      <text:p text:style-name="P17">Final test accuracy: 0.808</text:p>
      <text:p text:style-name="P17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7"/>
      <text:p text:style-name="P19"><text:span text:style-name="T8"><text:s text:c="2"/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59.03604 seconds</text:p>
      <text:p text:style-name="P17">Final train loss: 0.1319478154182434</text:p>
      <text:p text:style-name="P17">Final test loss: 1.4548461437225342</text:p>
      <text:p text:style-name="P17">Final train accuracy: 0.95405</text:p>
      <text:p text:style-name="P17">Final test accuracy: 0.8114</text:p>
      <text:p text:style-name="P17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7"/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75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430.87339 seconds</text:p>
      <text:p text:style-name="P17">Final train loss: 0.18275155127048492</text:p>
      <text:p text:style-name="P17">Final test loss: 0.7938746213912964</text:p>
      <text:p text:style-name="P17">Final train accuracy: 0.9647</text:p>
      <text:p text:style-name="P17">Final test accuracy: 0.8216</text:p>
      <text:p text:style-name="P17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7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60.29593 seconds</text:p>
      <text:p text:style-name="P17">Final train loss: 0.25893038511276245</text:p>
      <text:p text:style-name="P17">Final test loss: 0.8648252487182617</text:p>
      <text:p text:style-name="P17">Final train accuracy: 0.9701</text:p>
      <text:p text:style-name="P17">Final test accuracy: 0.8548</text:p>
      <text:p text:style-name="P17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7"/>
      <text:p text:style-name="P21"><text:span text:style-name="T20">H</text:span><text:span text:style-name="T21">IDDEN_LAYER_SIZE = 250</text:span></text:p>
      <text:p text:style-name="P22">    BATCH_SIZE = 32</text:p>
      <text:p text:style-name="P22">    N_ITERATIONS = 5001</text:p>
      <text:p text:style-name="P22">    model = nn.Sequential(</text:p>
      <text:p text:style-name="P22">        nn.Linear(num_features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NUM_AUTHORS),</text:p>
      <text:p text:style-name="P22">    ).to(DEVICE)</text:p>
      <text:p text:style-name="P22">Total time training 235.64094 seconds</text:p>
      <text:p text:style-name="P22">Final train loss: 0.3576433062553406</text:p>
      <text:p text:style-name="P22">Final test loss: 1.2684276103973389</text:p>
      <text:p text:style-name="P22">Final train accuracy: 0.93595</text:p>
      <text:p text:style-name="P22">Final test accuracy: 0.8354</text:p>
      <text:p text:style-name="P22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3"><text:span text:style-name="T20">H</text:span><text:span text:style-name="T21">IDDEN_LAYER_SIZE = 250</text:span></text:p>
      <text:p text:style-name="P24">    BATCH_SIZE = 32</text:p>
      <text:p text:style-name="P24">    N_ITERATIONS = <text:span text:style-name="T22">7500</text:span></text:p>
      <text:p text:style-name="P24">    model = nn.Sequential(</text:p>
      <text:p text:style-name="P24">        nn.Linear(num_features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NUM_AUTHORS),</text:p>
      <text:p text:style-name="P24">    ).to(DEVICE)</text:p>
      <text:p text:style-name="P24"/>
      <text:p text:style-name="P24">Total time training 288.20784 seconds</text:p>
      <text:p text:style-name="P24">Final train loss: 1.0396863222122192</text:p>
      <text:p text:style-name="P24">Final test loss: 0.9286990165710449</text:p>
      <text:p text:style-name="P24">Final train accuracy: 0.955</text:p>
      <text:p text:style-name="P24">Final test accuracy: 0.8478</text:p>
      <text:p text:style-name="P24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4"/>
      <text:p text:style-name="P24"/>
      <text:p text:style-name="P25"><text:span text:style-name="T20">H</text:span><text:span text:style-name="T21">IDDEN_LAYER_SIZE = 250</text:span></text:p>
      <text:p text:style-name="P26">    BATCH_SIZE = 32</text:p>
      <text:p text:style-name="P26">    N_ITERATIONS = <text:span text:style-name="T22">12501</text:span></text:p>
      <text:p text:style-name="P26">    model = nn.Sequential(</text:p>
      <text:p text:style-name="P26">        nn.Linear(num_features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NUM_AUTHORS),</text:p>
      <text:p text:style-name="P26">    ).to(DEVICE)</text:p>
      <text:p text:style-name="P26">Total time training 500.86036 seconds</text:p>
      <text:p text:style-name="P26">Final train loss: 0.08774290233850479</text:p>
      <text:p text:style-name="P26">Final test loss: 0.7099981307983398</text:p>
      <text:p text:style-name="P26">Final train accuracy: 0.97455</text:p>
      <text:p text:style-name="P26">Final test accuracy: 0.8584</text:p>
      <text:p text:style-name="P26"/>
      <text:p text:style-name="P26"><draw:frame draw:style-name="fr1" draw:name="Image33" text:anchor-type="char" svg:x="0.0709in" svg:y="0.0402in" svg:width="1.5555in" svg:height="1.1665in" draw:z-index="32"><draw:image xlink:href="Pictures/1000000100000280000001E0920D6DEF.png" xlink:type="simple" xlink:show="embed" xlink:actuate="onLoad" draw:mime-type="image/png"/></draw:frame><draw:frame draw:style-name="fr1" draw:name="Image34" text:anchor-type="char" svg:x="1.7146in" svg:y="0.0339in" svg:width="1.6165in" svg:height="1.2126in" draw:z-index="33"><draw:image xlink:href="Pictures/1000000100000280000001E0D3904D08.png" xlink:type="simple" xlink:show="embed" xlink:actuate="onLoad" draw:mime-type="image/png"/></draw:frame></text:p>
      <text:p text:style-name="P26"/>
      <text:p text:style-name="P26"/>
      <text:p text:style-name="P26"/>
      <text:p text:style-name="P27"/>
      <text:p text:style-name="P26"><text:s text:c="4"/>HIDDEN_LAYER_SIZE = 2000</text:p>
      <text:p text:style-name="P26"><text:s text:c="4"/>BATCH_SIZE = 32</text:p>
      <text:p text:style-name="P26"><text:s text:c="4"/>N_ITERATIONS = 2501</text:p>
      <text:p text:style-name="P26"><text:s text:c="4"/>model = nn.Sequential(</text:p>
      <text:p text:style-name="P26"><text:s text:c="8"/>nn.Linear(num_features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NUM_AUTHORS),</text:p>
      <text:p text:style-name="P26"><text:s text:c="4"/>).to(DEVICE)</text:p>
      <text:p text:style-name="P26">Total time training 403.65648 seconds</text:p>
      <text:p text:style-name="P26">Final train loss: 0.1675734519958496</text:p>
      <text:p text:style-name="P26">Final test loss: 0.5414897799491882</text:p>
      <text:p text:style-name="P26">Final train accuracy: 0.96005</text:p>
      <text:p text:style-name="P26">Final test accuracy: 0.8568</text:p>
      <text:p text:style-name="P26"><draw:frame draw:style-name="fr1" draw:name="Image35" text:anchor-type="char" svg:x="-0.0374in" svg:y="0.0457in" svg:width="1.8016in" svg:height="1.3516in" draw:z-index="34"><draw:image xlink:href="Pictures/1000000100000280000001E0CE415FA2.png" xlink:type="simple" xlink:show="embed" xlink:actuate="onLoad" draw:mime-type="image/png"/></draw:frame></text:p>
      <text:p text:style-name="P26"><draw:frame draw:style-name="fr1" draw:name="Image36" text:anchor-type="char" svg:x="1.9in" svg:y="0.1437in" svg:width="1.5638in" svg:height="1.1728in" draw:z-index="35"><draw:image xlink:href="Pictures/1000000100000280000001E0701342BE.png" xlink:type="simple" xlink:show="embed" xlink:actuate="onLoad" draw:mime-type="image/png"/></draw:frame></text:p>
      <text:p text:style-name="P28">From Here on out I use another expanded dataset. It now contains 150 authors and 94022 training emails. Minimum number of iterations required is now 2938. I also set the max feature size to 50,000 for tf-idf.</text:p>
      <text:p text:style-name="P29"/>
      <text:p text:style-name="P29">    <text:span text:style-name="T3">HIDDEN_LAYER_SIZE</text:span><text:span text:style-name="T2"> = </text:span><text:span text:style-name="T4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29">Total time training 381.44454 seconds</text:p>
      <text:p text:style-name="P29">Final train loss: 0.6888348460197449</text:p>
      <text:p text:style-name="P29">Final test loss: 1.2028899192810059</text:p>
      <text:p text:style-name="P29">Final train accuracy: 0.8454829720703665</text:p>
      <text:p text:style-name="P29">Final test accuracy: 0.7637624436314132</text:p>
      <text:p text:style-name="P29"><draw:frame draw:style-name="fr1" draw:name="Image37" text:anchor-type="char" svg:x="0.011in" svg:y="0.0866in" svg:width="2.7453in" svg:height="2.0591in" draw:z-index="36"><draw:image xlink:href="Pictures/1000000100000280000001E04F298BFB.png" xlink:type="simple" xlink:show="embed" xlink:actuate="onLoad" draw:mime-type="image/png"/></draw:frame></text:p>
      <text:p text:style-name="P29"><draw:frame draw:style-name="fr1" draw:name="Image38" text:anchor-type="char" svg:x="3.0681in" svg:y="0.0717in" svg:width="2.4654in" svg:height="1.8492in" draw:z-index="37"><draw:image xlink:href="Pictures/1000000100000280000001E01F7CF95A.png" xlink:type="simple" xlink:show="embed" xlink:actuate="onLoad" draw:mime-type="image/png"/></draw:frame></text:p>
      <text:p text:style-name="P31">Reduced the tf-idf features to 25,000 to hopefully get faster training.</text:p>
      <text:p text:style-name="P32"/>
      <text:p text:style-name="P32">Total time training 195.41073 seconds</text:p>
      <text:p text:style-name="P32">Final train loss: 0.8169901371002197</text:p>
      <text:p text:style-name="P32">Final test loss: 0.9149250388145447</text:p>
      <text:p text:style-name="P32">Final train accuracy: 0.8395375550403097</text:p>
      <text:p text:style-name="P32">Final test accuracy: 0.7581043137922233</text:p>
      <text:p text:style-name="P32"><draw:frame draw:style-name="fr1" draw:name="Image40" text:anchor-type="char" svg:x="2.9728in" svg:y="0.1126in" svg:width="2.8925in" svg:height="2.1693in" draw:z-index="39"><draw:image xlink:href="Pictures/1000000100000280000001E0F57C2EA6.png" xlink:type="simple" xlink:show="embed" xlink:actuate="onLoad" draw:mime-type="image/png"/></draw:frame><draw:frame draw:style-name="fr1" draw:name="Image39" text:anchor-type="char" svg:x="-0.0827in" svg:y="0.0693in" svg:width="2.8807in" svg:height="2.1602in" draw:z-index="38"><draw:image xlink:href="Pictures/1000000100000280000001E0D647590A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242.96296 seconds</text:p>
      <text:p text:style-name="P32">Final train loss: 1.083770990371704</text:p>
      <text:p text:style-name="P32">Final test loss: 0.9417881965637207</text:p>
      <text:p text:style-name="P32">Final train accuracy: 0.7776584203697007</text:p>
      <text:p text:style-name="P32">Final test accuracy: 0.7015655577299413</text:p>
      <text:p text:style-name="P32"><draw:frame draw:style-name="fr1" draw:name="Image41" text:anchor-type="char" svg:x="0.0075in" svg:y="0.0957in" svg:width="3.2047in" svg:height="2.4035in" draw:z-index="40"><draw:image xlink:href="Pictures/1000000100000280000001E067988F6B.png" xlink:type="simple" xlink:show="embed" xlink:actuate="onLoad" draw:mime-type="image/png"/></draw:frame><draw:frame draw:style-name="fr1" draw:name="Image42" text:anchor-type="char" svg:x="3.2118in" svg:y="0.0957in" svg:width="2.9945in" svg:height="2.2457in" draw:z-index="41"><draw:image xlink:href="Pictures/1000000100000280000001E0141E01EA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121.06146 seconds</text:p>
      <text:p text:style-name="P32">Final train loss: 0.27360761165618896</text:p>
      <text:p text:style-name="P32">Final test loss: 1.2998791933059692</text:p>
      <text:p text:style-name="P32">Final train accuracy: 0.8433026312990577</text:p>
      <text:p text:style-name="P32">Final test accuracy: 0.762698885390964</text:p>
      <text:p text:style-name="P32"><draw:frame draw:style-name="fr1" draw:name="Image43" text:anchor-type="char" svg:x="0.048in" svg:y="0.0866in" svg:width="2.8283in" svg:height="2.1217in" draw:z-index="42"><draw:image xlink:href="Pictures/1000000100000280000001E0DA586567.png" xlink:type="simple" xlink:show="embed" xlink:actuate="onLoad" draw:mime-type="image/png"/></draw:frame><draw:frame draw:style-name="fr1" draw:name="Image44" text:anchor-type="char" svg:x="3.3689in" svg:y="0.1217in" svg:width="2.8862in" svg:height="2.1646in" draw:z-index="43"><draw:image xlink:href="Pictures/1000000100000280000001E04C64C749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5.05158 seconds</text:p>
      <text:p text:style-name="P32">Final train loss: 0.4904281497001648</text:p>
      <text:p text:style-name="P32">Final test loss: 0.7397751808166504</text:p>
      <text:p text:style-name="P32">Final train accuracy: 0.882750845546787</text:p>
      <text:p text:style-name="P32"><draw:frame draw:style-name="fr1" draw:name="Image45" text:anchor-type="char" svg:x="0.05in" svg:y="0.2693in" svg:width="2.589in" svg:height="1.9417in" draw:z-index="44"><draw:image xlink:href="Pictures/1000000100000280000001E0957C1FE1.png" xlink:type="simple" xlink:show="embed" xlink:actuate="onLoad" draw:mime-type="image/png"/></draw:frame>Final test accuracy: 0.7789925976346465</text:p>
      <text:p text:style-name="P32"><draw:frame draw:style-name="fr1" draw:name="Image46" text:anchor-type="char" svg:x="2.9417in" svg:y="0.0957in" svg:width="2.7362in" svg:height="2.052in" draw:z-index="45"><draw:image xlink:href="Pictures/1000000100000280000001E00936DCCC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372.76737 seconds</text:p>
      <text:p text:style-name="P32">Final train loss: 1.0189701318740845</text:p>
      <text:p text:style-name="P32">Final test loss: 0.8554103374481201</text:p>
      <text:p text:style-name="P32">Final train accuracy: 0.8772946757141945</text:p>
      <text:p text:style-name="P32">Final test accuracy: 0.7742278567174339</text:p>
      <text:p text:style-name="P32"><draw:frame draw:style-name="fr1" draw:name="Image47" text:anchor-type="char" svg:x="0.1429in" svg:y="0.1827in" svg:width="2.6866in" svg:height="2.0154in" draw:z-index="46"><draw:image xlink:href="Pictures/1000000100000280000001E0BFF01414.png" xlink:type="simple" xlink:show="embed" xlink:actuate="onLoad" draw:mime-type="image/png"/></draw:frame><draw:frame draw:style-name="fr1" draw:name="Image48" text:anchor-type="char" svg:x="3.0362in" svg:y="0.139in" svg:width="2.9098in" svg:height="2.1827in" draw:z-index="47"><draw:image xlink:href="Pictures/1000000100000280000001E0778BC051.png" xlink:type="simple" xlink:show="embed" xlink:actuate="onLoad" draw:mime-type="image/png"/></draw:frame></text:p>
      <text:p text:style-name="P32"/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3.78585 seconds</text:p>
      <text:p text:style-name="P32">Final train loss: 0.8751777410507202</text:p>
      <text:p text:style-name="P32">Final test loss: 1.4607243537902832</text:p>
      <text:p text:style-name="P32">Final train accuracy: 0.8352832315840973</text:p>
      <text:p text:style-name="P32">Final test accuracy: 0.755594316344763</text:p>
      <text:p text:style-name="P32"><draw:frame draw:style-name="fr1" draw:name="Image49" text:anchor-type="char" svg:x="-0.1063in" svg:y="0.078in" svg:width="3.3445in" svg:height="2.5083in" draw:z-index="48"><draw:image xlink:href="Pictures/1000000100000280000001E0BA0678A8.png" xlink:type="simple" xlink:show="embed" xlink:actuate="onLoad" draw:mime-type="image/png"/></draw:frame><draw:frame draw:style-name="fr1" draw:name="Image50" text:anchor-type="char" svg:x="3.2374in" svg:y="0.078in" svg:width="3.3445in" svg:height="2.5083in" draw:z-index="49"><draw:image xlink:href="Pictures/1000000100000280000001E0CE07788F.png" xlink:type="simple" xlink:show="embed" xlink:actuate="onLoad" draw:mime-type="image/png"/></draw:frame></text:p>
      <text:p text:style-name="P32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33</meta:editing-cycles>
    <meta:generator>LibreOffice/24.8.6.2$Windows_X86_64 LibreOffice_project/6d98ba145e9a8a39fc57bcc76981d1fb1316c60c</meta:generator>
    <meta:editing-duration>PT4H37M58S</meta:editing-duration>
    <dc:date>2025-04-12T09:46:42.432000000</dc:date>
    <meta:document-statistic meta:table-count="0" meta:image-count="50" meta:object-count="0" meta:page-count="22" meta:paragraph-count="683" meta:word-count="1526" meta:character-count="23797" meta:non-whitespace-character-count="19074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